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3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4" style:family="paragraph" style:parent-style-name="Standard">
      <style:text-properties fo:font-size="14pt" officeooo:rsid="0003547d" officeooo:paragraph-rsid="0003547d" style:font-size-asian="12.25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3547d" officeooo:paragraph-rsid="0003547d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2e4f4" officeooo:paragraph-rsid="000330af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9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10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11" style:family="paragraph" style:parent-style-name="Standard">
      <style:text-properties fo:font-size="14pt" officeooo:rsid="000f46df" officeooo:paragraph-rsid="000f46df" style:font-size-asian="12.25pt" style:font-size-complex="14pt"/>
    </style:style>
    <style:style style:name="T1" style:family="text">
      <style:text-properties officeooo:rsid="000f4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ello world:</text:p>
      <text:p text:style-name="P5"><text:tab/>Grid</text:p>
      <text:p text:style-name="P4"/>
      <text:p text:style-name="P4">Components:</text:p>
      <text:p text:style-name="P1"/>
      <text:p text:style-name="P6"><text:tab/>Jumbotron </text:p>
      <text:p text:style-name="P6"><text:tab/>Buttons</text:p>
      <text:p text:style-name="P6"><text:tab/>Card</text:p>
      <text:p text:style-name="P6"><text:tab/>List group</text:p>
      <text:p text:style-name="P6"><text:tab/>Navs</text:p>
      <text:p text:style-name="P1"><text:tab/>Navbar</text:p>
      <text:p text:style-name="P1"><text:tab/><text:tab/><text:span text:style-name="T1">Forms</text:span></text:p>
      <text:p text:style-name="P1"><text:tab/>Dropdowns</text:p>
      <text:p text:style-name="P1"><text:tab/>Collapse</text:p>
      <text:p text:style-name="P7"><text:tab/>Badge</text:p>
      <text:p text:style-name="P10"><text:tab/>Modal</text:p>
      <text:p text:style-name="P11"><text:tab/>Breadcrumb</text:p>
      <text:p text:style-name="P2"><text:tab/>Scrollspy</text:p>
      <text:p text:style-name="P2"><text:tab/>Carousel</text:p>
      <text:p text:style-name="P3"><text:tab/>Pagination</text:p>
      <text:p text:style-name="P1"><text:tab/>Forms</text:p>
      <text:p text:style-name="P1"><text:tab/>Input group</text:p>
      <text:p text:style-name="P1"><text:tab/>Button group</text:p>
      <text:p text:style-name="P2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20T15:39:55.855683132</dc:date>
    <meta:editing-duration>P1DT4H9M9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29" meta:character-count="219" meta:non-whitespace-character-count="190"/>
  </office:meta>
</office:document-meta>
</file>